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395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3.878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3.56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1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89cm" loext:decorative="false"/>
      <style:paragraph-properties style:writing-mode="lr-tb"/>
    </style:style>
    <style:style style:name="P1" style:family="paragraph">
      <style:text-properties fo:font-size="10pt" style:font-size-asian="10pt" style:font-size-complex="10pt"/>
    </style:style>
    <style:style style:name="P2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08cm" svg:height="0.645cm" svg:x="1.952cm" svg:y="2.587cm">
          <draw:text-box>
            <text:p text:style-name="P1"><text:span text:style-name="T1">[0, 1, 2, 3, 4, 5, 6, 7, 8, 9] <text:s text:c="3"/>-</text:span></text:p>
          </draw:text-box>
        </draw:frame>
        <draw:frame draw:style-name="gr2" draw:text-style-name="P2" draw:layer="layout" svg:width="1.587cm" svg:height="4.128cm" svg:x="6.715cm" svg:y="1.952cm">
          <draw:text-box>
            <text:p text:style-name="P1"><text:span text:style-name="T1">[0] <text:s text:c="4"/>[1] <text:s text:c="6"/>[2] <text:s text:c="6"/>[3] <text:s text:c="6"/>[4]</text:span></text:p>
          </draw:text-box>
        </draw:frame>
        <draw:frame draw:style-name="gr3" draw:text-style-name="P2" draw:layer="layout" svg:width="6.985cm" svg:height="3.81cm" svg:x="7.35cm" svg:y="1.952cm">
          <draw:text-box>
            <text:p text:style-name="P1"><text:span text:style-name="T1"><text:s text:c="6"/></text:span><text:span text:style-name="T1">[[ 0, <text:s/>1, <text:s/>2, <text:s/>3, <text:s/>4, <text:s/>5, <text:s/>6, <text:s/>7, <text:s/>8, <text:s/>9],</text:span></text:p>
            <text:p text:style-name="P1"><text:span text:style-name="T1"><text:s text:c="7"/></text:span><text:span text:style-name="T1">[-1, <text:s/>0, <text:s/>1, <text:s/>2, <text:s/>3, <text:s/>4, <text:s/>5, <text:s/>6, <text:s/>7, <text:s/>8],</text:span></text:p>
            <text:p text:style-name="P1"><text:span text:style-name="T1"><text:s text:c="7"/></text:span><text:span text:style-name="T1">[-2, -1, <text:s/>0, <text:s/>1, <text:s/>2, <text:s/>3, <text:s/>4, <text:s/>5, <text:s/>6, <text:s/>7],</text:span></text:p>
            <text:p text:style-name="P1"><text:span text:style-name="T1"><text:s text:c="7"/></text:span><text:span text:style-name="T1">[-3, -2, -1, <text:s/>0, <text:s/>1, <text:s/>2, <text:s/>3, <text:s/>4, <text:s/>5, <text:s/>6],</text:span></text:p>
            <text:p text:style-name="P1"><text:span text:style-name="T1"><text:s text:c="7"/></text:span><text:span text:style-name="T1">[-4, -3, -2, -1, <text:s/>0, <text:s/>1, <text:s/>2, <text:s/>3, <text:s/>4, <text:s/>5]]</text:span></text:p>
          </draw:text-box>
        </draw:frame>
        <draw:frame draw:style-name="gr4" draw:text-style-name="P2" draw:layer="layout" svg:width="0.952cm" svg:height="0.963cm" svg:x="7.35cm" svg:y="2.577cm">
          <draw:text-box>
            <text:p text:style-name="P1"><text:span text:style-name="T1">=&gt;</text:span></text:p>
          </draw:text-box>
        </draw:frame>
        <draw:frame draw:style-name="gr5" draw:text-style-name="P2" draw:layer="layout" svg:width="3.81cm" svg:height="1.039cm" svg:x="2.27cm" svg:y="1.952cm">
          <draw:text-box>
            <text:p text:style-name="P1"><text:span text:style-name="T1">np.r_[bigAt.shape[1]]</text:span></text:p>
          </draw:text-box>
        </draw:frame>
        <draw:frame draw:style-name="gr5" draw:text-style-name="P2" draw:layer="layout" svg:width="3.81cm" svg:height="1.039cm" svg:x="6.08cm" svg:y="1.317cm">
          <draw:text-box>
            <text:p text:style-name="P1"><text:span text:style-name="T1">np.c_[1:ws]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2T19:23:38.094384066</meta:creation-date>
    <dc:date>2025-04-13T11:02:29.820394657</dc:date>
    <meta:editing-duration>PT15H21M52S</meta:editing-duration>
    <meta:editing-cycles>1</meta:editing-cycles>
    <meta:document-statistic meta:object-count="6"/>
    <meta:generator>LibreOffice/24.8.4.2$Linux_X86_64 LibreOffice_project/bb3cfa12c7b1bf994ecc5649a80400d06cd71002</meta:generator>
  </office:meta>
</office:document-meta>
</file>